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0d54"/>
    </style:style>
    <style:style style:name="P2" style:family="paragraph" style:parent-style-name="Standard">
      <style:paragraph-properties fo:text-align="start" style:justify-single-word="false"/>
      <style:text-properties officeooo:paragraph-rsid="00090d54"/>
    </style:style>
    <style:style style:name="P3" style:family="paragraph" style:parent-style-name="Standard">
      <style:paragraph-properties fo:text-align="start" style:justify-single-word="false"/>
      <style:text-properties officeooo:paragraph-rsid="000a1696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0b2f3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242 Project Proposal</text:p>
      <text:p text:style-name="P2">1. Abstract</text:p>
      <text:p text:style-name="P2"><text:tab/>1.1 Document Purpose: </text:p>
      <text:p text:style-name="P2"><text:tab/><text:tab/>This document is a final project proposal for CS242 Programming Studio at The <text:tab/><text:tab/><text:tab/><text:tab/>University of Illinois at Urbana-Champaign. It is going to describe the program that I <text:tab/><text:tab/><text:tab/>will create to complete this assignment. I am going to program a 2d side-scrolling game. <text:tab/><text:tab/>I will specify the game design and timeline for coding the game.</text:p>
      <text:p text:style-name="P2"><text:tab/>1.2 Definition: Mario - a 2d side-scrolling action game with a plumber protagonist armed with a <text:tab/><text:tab/>super sexy mustache that takes hallucinogenic mushrooms to grow himself. </text:p>
      <text:p text:style-name="P2"><text:tab/>1.3 Background/Motivation: Mario is a favorite game of mine from childhood (also to this day),<text:tab/><text:tab/>motivating me to create this program.</text:p>
      <text:p text:style-name="P2">2. Technical Specifications</text:p>
      <text:p text:style-name="P2"><text:tab/>2.1 Platform: Cross-platform</text:p>
      <text:p text:style-name="P2"><text:tab/>2.2 Programming Languages: Java</text:p>
      <text:p text:style-name="P2"><text:tab/>2.3 Coding Standard: https://wiki.engr.illinois.edu/display/cs242sp14/Style+Conventions</text:p>
      <text:p text:style-name="P2"><text:tab/>2.4 SDK: JDK 1.6</text:p>
      <text:p text:style-name="P2"><text:tab/>2.5 IDE: Eclipse</text:p>
      <text:p text:style-name="P2"><text:tab/>2.6 Interface: Eclipse Console/Java GUI Window</text:p>
      <text:p text:style-name="P3"><text:tab/>2.7 Other Technical Details: None</text:p>
      <text:p text:style-name="P3">3. Functional Specifications</text:p>
      <text:p text:style-name="P3"><text:tab/>3.1 Affordances: This project will provide entertainment to fans of Mario</text:p>
      <text:p text:style-name="P3"><text:tab/>3.2 Features: This game will feature an experience of playing Mario as</text:p>
      <text:p text:style-name="P3"><text:tab/> <text:s text:c="5"/>true to the original game as possible. You can play the original game as reference.</text:p>
      <text:p text:style-name="P3"><text:tab/>3.3 Scope: While the game should adhere to as many rules as possible given the timeframe,</text:p>
      <text:p text:style-name="P3"><text:tab/> <text:s text:c="5"/>it will most likely be rough around the edges in the GUI than a currently released product.</text:p>
      <text:p text:style-name="P3"><text:tab/>3.4 Prospective Look/Mockup:</text:p>
      <text:p text:style-name="P3"><text:s text:c="3"/><draw:frame draw:style-name="fr1" draw:name="graphics1" text:anchor-type="as-char" svg:width="4.0374in" svg:height="2.7835in" draw:z-index="0"><draw:image xlink:href="http://www.softendo.com/public/gallery/screenshot/427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Timeline</text:p>
      <text:p text:style-name="P4"><text:span text:style-name="T1"/></text:p>
      <text:p text:style-name="P4">Week 1: <text:span text:style-name="T1"><text:s/>Block/Level library organization. </text:span></text:p>
      <text:p text:style-name="P4"><text:span text:style-name="T1"><text:tab/> <text:s text:c="3"/>Level generation through strings. </text:span></text:p>
      <text:p text:style-name="P4"><text:span text:style-name="T1"><text:tab/> <text:s text:c="3"/>Outline the GUI</text:span></text:p>
      <text:p text:style-name="P4"><text:span text:style-name="T1"><text:tab/> <text:s text:c="3"/>Sprite Sheets</text:span></text:p>
      <text:p text:style-name="P4">Week 2: <text:span text:style-name="T1"><text:s/>Implement basic user interaction (movement, winning levels)</text:span></text:p>
      <text:p text:style-name="P4"><text:span text:style-name="T1"><text:tab/> <text:s text:c="3"/>Non-static GUI</text:span></text:p>
      <text:p text:style-name="P4"><text:span text:style-name="T1"><text:tab/> <text:s text:c="3"/>Write more tests for simple user actions/manual test plan</text:span></text:p>
      <text:p text:style-name="P4">Week 3: <text:span text:style-name="T1"><text:s/>Simple AI movement for enemies</text:span></text:p>
      <text:p text:style-name="P4"><text:span text:style-name="T1"><text:tab/> <text:s text:c="3"/>Point system implemented/Collectibles <text:s/></text:span></text:p>
      <text:p text:style-name="P4">Week 4: <text:span text:style-name="T1"><text:s/>Generate more levels</text:span></text:p>
      <text:p text:style-name="P4"><text:span text:style-name="T1"><text:tab/> <text:s text:c="3"/>Add one special move for the player</text:span></text:p>
      <text:p text:style-name="P4"><text:span text:style-name="T1"><text:tab/> <text:s text:c="3"/>Add a hidden area (pipes)</text:span></text:p>
      <text:p text:style-name="P4"><text:span text:style-name="T1"><text:tab/> </text:span></text:p>
      <text:p text:style-name="P4"><text:span text:style-name="T1"><text:tab/></text:span>Future Enhancements: <text:span text:style-name="T1">Allow for multiple players. Embed the game in a web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Hempy</meta:initial-creator>
    <meta:creation-date>2014-04-09T14:19:12</meta:creation-date>
    <dc:date>2014-04-09T14:51:35</dc:date>
    <dc:creator>William Hempy</dc:creator>
    <meta:editing-duration>PT19M53S</meta:editing-duration>
    <meta:editing-cycles>3</meta:editing-cycles>
    <meta:generator>LibreOffice/4.0.4.2$Linux_X86_64 LibreOffice_project/400m0$Build-2</meta:generator>
    <meta:document-statistic meta:table-count="0" meta:image-count="1" meta:object-count="0" meta:page-count="2" meta:paragraph-count="37" meta:word-count="292" meta:character-count="2004" meta:non-whitespace-character-count="1649"/>
  </office:meta>
</office:document-meta>
</file>